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2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officeooo:paragraph-rsid="0026b67e"/>
    </style:style>
    <style:style style:name="P1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2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4" style:family="paragraph" style:parent-style-name="Footnote">
      <style:text-properties style:font-name="Arial" fo:font-size="9pt" style:font-size-asian="9pt" style:font-size-complex="9pt"/>
    </style:style>
    <style:style style:name="P65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6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309d2b"/>
    </style:style>
    <style:style style:name="T18" style:family="text">
      <style:text-properties officeooo:rsid="0035af81"/>
    </style:style>
    <style:style style:name="T19" style:family="text">
      <style:text-properties officeooo:rsid="004d1bbf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4b8b43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officeooo:rsid="004c7625"/>
    </style:style>
    <style:style style:name="T30" style:family="text">
      <style:text-properties officeooo:rsid="0064d1a6"/>
    </style:style>
    <style:style style:name="T31" style:family="text">
      <style:text-properties officeooo:rsid="0062715b"/>
    </style:style>
    <style:style style:name="T32" style:family="text">
      <style:text-properties officeooo:rsid="00654fdb"/>
    </style:style>
    <style:style style:name="T33" style:family="text">
      <style:text-properties officeooo:rsid="00781aa5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794ba6"/>
    </style:style>
    <style:style style:name="T3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9">Nom de la société</text:p>
          </table:table-cell>
          <table:table-cell table:style-name="Tableau2.A1" office:value-type="string">
            <text:p text:style-name="P24"><text:span text:style-name="T29">{entity} </text:span>{mycompany_name}</text:p>
          </table:table-cell>
          <table:table-cell table:style-name="Tableau2.C1" table:number-rows-spanned="3" office:value-type="string">
            <text:p text:style-name="P21">{photo}</text:p>
          </table:table-cell>
        </table:table-row>
        <table:table-row table:style-name="Tableau2.2">
          <table:table-cell table:style-name="Tableau2.A2" office:value-type="string">
            <text:p text:style-name="P36">Nom d<text:span text:style-name="T18">u groupement</text:span></text:p>
          </table:table-cell>
          <table:table-cell table:style-name="Tableau2.A2" office:value-type="string">
            <text:p text:style-name="P38"><text:span text:style-name="T26">{reference} - </text:span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37">Description</text:p>
          </table:table-cell>
          <table:table-cell table:style-name="Tableau2.A2" office:value-type="string">
            <text:p text:style-name="P38">{description}</text:p>
          </table:table-cell>
          <table:covered-table-cell/>
        </table:table-row>
      </table:table>
      <text:p text:style-name="P8"/>
      <text:p text:style-name="P9">Liste des risques<text:note text:id="ftn1" text:note-class="footnote"><text:note-citation>1</text:note-citation><text:note-body><text:p text:style-name="P65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8"><text:span text:style-name="T31">S</text:span><text:note text:id="ftn2" text:note-class="footnote"><text:note-citation>2</text:note-citation><text:note-body><text:p text:style-name="P63">Numéro unique désignant <text:span text:style-name="T32">SX pour l’établissement, UTX pour les unités de travail, GPX pour les groupements, RKX pour les risques, RAX pour l’évaluation du risque noté dans la colonne Cot.</text:span></text:p></text:note-body></text:note> <text:span text:style-name="T31">- U</text:span>T <text:span text:style-name="T13">ou</text:span> GP</text:p>
          </table:table-cell>
          <table:table-cell table:style-name="Tableau3.A1" office:value-type="string">
            <text:p text:style-name="P40">Id <text:span text:style-name="T16">RA</text:span></text:p>
          </table:table-cell>
          <table:table-cell table:style-name="Tableau3.A1" office:value-type="string">
            <text:p text:style-name="P40">Cot</text:p>
          </table:table-cell>
          <table:table-cell table:style-name="Tableau3.A1" office:value-type="string">
            <text:p text:style-name="P45">Risques</text:p>
          </table:table-cell>
          <table:table-cell table:style-name="Tableau3.A1" office:value-type="string">
            <text:p text:style-name="P44">Description du risque</text:p>
          </table:table-cell>
          <table:table-cell table:style-name="Tableau3.A1" office:value-type="string">
            <text:p text:style-name="P40">Commentaire <text:span text:style-name="T23">de </text:span>l'<text:span text:style-name="T23">évaluation</text:span></text:p>
          </table:table-cell>
          <table:table-cell table:style-name="Tableau3.G1" office:value-type="string">
            <text:p text:style-name="P55">Plan d’action<text:span text:style-name="T24">s</text:span></text:p>
          </table:table-cell>
        </table:table-row>
        <table:table-row>
          <table:table-cell table:style-name="Tableau3.A2" office:value-type="string">
            <text:p text:style-name="P22">[!-- BEGIN row.risk4 --]{nomElement}</text:p>
          </table:table-cell>
          <table:table-cell table:style-name="Tableau3.B2" office:value-type="string">
            <text:p text:style-name="P22">{identifiantRisque}</text:p>
          </table:table-cell>
          <table:table-cell table:style-name="Tableau3.C2" office:value-type="string">
            <text:p text:style-name="P22">{quotationRisque}</text:p>
          </table:table-cell>
          <table:table-cell table:style-name="Tableau3.D2" office:value-type="string">
            <text:p text:style-name="P23">{nomDanger}</text:p>
            <text:p text:style-name="P47">{nomPicto}</text:p>
          </table:table-cell>
          <table:table-cell table:style-name="Tableau3.E2" office:value-type="string">
            <text:p text:style-name="P23">{descriptionRisque}</text:p>
          </table:table-cell>
          <table:table-cell table:style-name="Tableau3.F2" office:value-type="string">
            <text:p text:style-name="P23">{commentaireEvaluation}</text:p>
          </table:table-cell>
          <table:table-cell table:style-name="Tableau3.G2" office:value-type="string">
            <text:p text:style-name="P14"><text:span text:style-name="T30">Actions en </text:span>cours :</text:p>
            <text:p text:style-name="P14"/>
            <text:p text:style-name="P16">{actionPreventionUncompleted}</text:p>
            <text:p text:style-name="P16"/>
            <text:p text:style-name="P14"><text:span text:style-name="T30">Actions réalisées </text:span>:</text:p>
            <text:p text:style-name="P19"/>
            <text:p text:style-name="P16"><text:span text:style-name="T25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22">[!-- BEGIN row.risk3 --]{nomElement}</text:p>
          </table:table-cell>
          <table:table-cell table:style-name="Tableau3.B3" office:value-type="string">
            <text:p text:style-name="P22">{identifiantRisque}</text:p>
          </table:table-cell>
          <table:table-cell table:style-name="Tableau3.C3" office:value-type="string">
            <text:p text:style-name="P22">{quotationRisque}</text:p>
          </table:table-cell>
          <table:table-cell table:style-name="Tableau3.D3" office:value-type="string">
            <text:p text:style-name="P23">{nomDanger}</text:p>
            <text:p text:style-name="P47">{nomPicto}</text:p>
          </table:table-cell>
          <table:table-cell table:style-name="Tableau3.E3" office:value-type="string">
            <text:p text:style-name="P23">{descriptionRisque}</text:p>
          </table:table-cell>
          <table:table-cell table:style-name="Tableau3.F3" office:value-type="string">
            <text:p text:style-name="P23">{commentaireEvaluation}</text:p>
          </table:table-cell>
          <table:table-cell table:style-name="Tableau3.G3" office:value-type="string">
            <text:p text:style-name="P15"><text:span text:style-name="T30">Actions en </text:span>cours :</text:p>
            <text:p text:style-name="P15"/>
            <text:p text:style-name="P16">{actionPreventionUncompleted}</text:p>
            <text:p text:style-name="P16"/>
            <text:p text:style-name="P15"><text:span text:style-name="T30">Actions réalisées </text:span>:</text:p>
            <text:p text:style-name="P20"/>
            <text:p text:style-name="P17"><text:span text:style-name="T25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22">[!-- BEGIN row.risk2 --]{nomElement}</text:p>
          </table:table-cell>
          <table:table-cell table:style-name="Tableau3.B4" office:value-type="string">
            <text:p text:style-name="P22">{identifiantRisque}</text:p>
          </table:table-cell>
          <table:table-cell table:style-name="Tableau3.C4" office:value-type="string">
            <text:p text:style-name="P22">{quotationRisque}</text:p>
          </table:table-cell>
          <table:table-cell table:style-name="Tableau3.D4" office:value-type="string">
            <text:p text:style-name="P23">{nomDanger}</text:p>
            <text:p text:style-name="P47">{nomPicto}</text:p>
          </table:table-cell>
          <table:table-cell table:style-name="Tableau3.E4" office:value-type="string">
            <text:p text:style-name="P23">{descriptionRisque}</text:p>
          </table:table-cell>
          <table:table-cell table:style-name="Tableau3.F4" office:value-type="string">
            <text:p text:style-name="P23">{commentaireEvaluation}</text:p>
          </table:table-cell>
          <table:table-cell table:style-name="Tableau3.G4" office:value-type="string">
            <text:p text:style-name="P15"><text:span text:style-name="T30">Actions en </text:span>cours :</text:p>
            <text:p text:style-name="P15"/>
            <text:p text:style-name="P16">{actionPreventionUncompleted}</text:p>
            <text:p text:style-name="P16"/>
            <text:p text:style-name="P15"><text:soft-page-break/><text:span text:style-name="T30">Actions réalisées </text:span>:</text:p>
            <text:p text:style-name="P15"/>
            <text:p text:style-name="P17"><text:span text:style-name="T25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22">[!-- BEGIN row.risk1 --]{nomElement}</text:p>
          </table:table-cell>
          <table:table-cell table:style-name="Tableau3.B5" office:value-type="string">
            <text:p text:style-name="P22">{identifiantRisque}</text:p>
          </table:table-cell>
          <table:table-cell table:style-name="Tableau3.C5" office:value-type="string">
            <text:p text:style-name="P22">{quotationRisque}</text:p>
          </table:table-cell>
          <table:table-cell table:style-name="Tableau3.D5" office:value-type="string">
            <text:p text:style-name="P23">{nomDanger}</text:p>
            <text:p text:style-name="P47">{nomPicto}</text:p>
          </table:table-cell>
          <table:table-cell table:style-name="Tableau3.E5" office:value-type="string">
            <text:p text:style-name="P23">{descriptionRisque}</text:p>
          </table:table-cell>
          <table:table-cell table:style-name="Tableau3.F5" office:value-type="string">
            <text:p text:style-name="P23">{commentaireEvaluation}</text:p>
          </table:table-cell>
          <table:table-cell table:style-name="Tableau3.G5" office:value-type="string">
            <text:p text:style-name="P15"><text:span text:style-name="T30">Actions en </text:span>cours :</text:p>
            <text:p text:style-name="P15"/>
            <text:p text:style-name="P16">{actionPreventionUncompleted}</text:p>
            <text:p text:style-name="P16"/>
            <text:p text:style-name="P15"><text:span text:style-name="T30">Actions réalisées </text:span>:</text:p>
            <text:p text:style-name="P15"/>
            <text:p text:style-name="P17"><text:span text:style-name="T25">{actionPreventionCompleted}</text:span>[!-- END row.risk1 --]</text:p>
          </table:table-cell>
        </table:table-row>
      </table:table>
      <text:p text:style-name="P6"/>
      <text:p text:style-name="P4">Liste des personnes <text:span text:style-name="T17">ci dessous étaient </text:span>présentes lors de l'évaluation, <text:span text:style-name="T17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41">S – UT ou GP</text:p>
          </table:table-cell>
          <table:table-cell table:style-name="Tableau4.A1" office:value-type="string">
            <text:p text:style-name="P41">Id. <text:span text:style-name="T33">Eva</text:span><text:note text:id="ftn3" text:note-class="footnote"><text:note-citation>3</text:note-citation><text:note-body><text:p text:style-name="P66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2">Date <text:span text:style-name="T17">d'entretien</text:span></text:p>
          </table:table-cell>
          <table:table-cell table:style-name="Tableau4.A1" office:value-type="string">
            <text:p text:style-name="P43">Durée entretien</text:p>
          </table:table-cell>
          <table:table-cell table:style-name="Tableau4.A1" office:value-type="string">
            <text:p text:style-name="P39">Nom</text:p>
          </table:table-cell>
          <table:table-cell table:style-name="Tableau4.A1" office:value-type="string">
            <text:p text:style-name="P39">Prénom</text:p>
          </table:table-cell>
          <table:table-cell table:style-name="Tableau4.G1" office:value-type="string">
            <text:p text:style-name="P46">Poste/Fonction</text:p>
          </table:table-cell>
        </table:table-row>
        <table:table-row>
          <table:table-cell table:style-name="Tableau4.A2" office:value-type="string">
            <text:p text:style-name="P21">[!-- BEGIN row.utilisateursPresents --]{nomElement}</text:p>
          </table:table-cell>
          <table:table-cell table:style-name="Tableau4.B2" office:value-type="string">
            <text:p text:style-name="P21">{idUtilisateur}</text:p>
          </table:table-cell>
          <table:table-cell table:style-name="Tableau4.C2" office:value-type="string">
            <text:p text:style-name="P25">{dateAffectationUtilisateur}</text:p>
          </table:table-cell>
          <table:table-cell table:style-name="Tableau4.D2" office:value-type="string">
            <text:p text:style-name="P26">{dureeEntretien}</text:p>
          </table:table-cell>
          <table:table-cell table:style-name="Tableau4.E2" office:value-type="string">
            <text:p text:style-name="P21">{nomUtilisateur}</text:p>
          </table:table-cell>
          <table:table-cell table:style-name="Tableau4.F2" office:value-type="string">
            <text:p text:style-name="P21">{prenomUtilisateur}</text:p>
          </table:table-cell>
          <table:table-cell table:style-name="Tableau4.G2" office:value-type="string">
            <text:p text:style-name="P21">{travailUtilisateur}[!-- END row.utilisateursPresents --]</text:p>
          </table:table-cell>
        </table:table-row>
      </table:table>
      <text:p text:style-name="P3"/>
      <text:p text:style-name="P11">Liste des <text:span text:style-name="T14">signalisations</text:span><text:span text:style-name="T14"><text:note text:id="ftn4" text:note-class="footnote"><text:note-citation>4</text:note-citation><text:note-body><text:p text:style-name="P64">En fonction des réglages cette liste contient les <text:span text:style-name="T36">signalisations</text:span> de l'unité de travail, les <text:span text:style-name="T36">signalisations</text:span> hérité<text:span text:style-name="T36">e</text:span>s, les <text:span text:style-name="T36">signalisations </text:span>partagé<text:span text:style-name="T36">e</text:span>s.</text:p></text:note-body></text:note></text:span><text:span text:style-name="T14"> </text:span>pour <text:span text:style-name="T15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3">S – UT ou GP</text:p>
          </table:table-cell>
          <table:table-cell table:style-name="Table1.A1" office:value-type="string">
            <text:p text:style-name="P31">Id. Sig</text:p>
          </table:table-cell>
          <table:table-cell table:style-name="Table1.A1" office:value-type="string">
            <text:p text:style-name="P32">Pict. Sig</text:p>
          </table:table-cell>
          <table:table-cell table:style-name="Table1.D1" office:value-type="string">
            <text:p text:style-name="P28"><text:span text:style-name="T27">Description </text:span><text:span text:style-name="T28">S</text:span><text:span text:style-name="T27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30">[!-- BEGIN row.affectedRecommandation --]{nomElement}</text:p>
          </table:table-cell>
          <table:table-cell table:style-name="Table1.B2" office:value-type="string">
            <text:p text:style-name="P30">{identifiantRecommandation}</text:p>
          </table:table-cell>
          <table:table-cell table:style-name="Table1.C2" office:value-type="string">
            <text:p text:style-name="P68">{recommandation_photo}</text:p>
            <text:p text:style-name="P50">{recommandationName}</text:p>
          </table:table-cell>
          <table:table-cell table:style-name="Table1.D2" office:value-type="string">
            <text:p text:style-name="P30"><text:s/>{recommandationComment} [!-- END row.affectedRecommandation --]</text:p>
          </table:table-cell>
        </table:table-row>
      </table:table>
      <text:p text:style-name="P18"><text:soft-page-break/></text:p>
      <text:p text:style-name="P6">Liste des <text:span text:style-name="T3">accid</text:span><text:span text:style-name="T4">e</text:span><text:span text:style-name="T3">nt</text:span><text:span text:style-name="T5">s</text:span>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2">Id. <text:span text:style-name="T19">AT/MP</text:span></text:p>
          </table:table-cell>
          <table:table-cell table:style-name="Tableau1.A1" office:value-type="string">
            <text:p text:style-name="P53">Nbre jours AT</text:p>
          </table:table-cell>
          <table:table-cell table:style-name="Tableau1.C1" office:value-type="string">
            <text:p text:style-name="P27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1.A2" office:value-type="string">
            <text:p text:style-name="P48">[!-- BEGIN row.affectedAccident --]{identifiantAccident} - {AccidentName}</text:p>
          </table:table-cell>
          <table:table-cell table:style-name="Tableau1.B2" office:value-type="string">
            <text:p text:style-name="P48">{AccidentWorkStopDays}</text:p>
          </table:table-cell>
          <table:table-cell table:style-name="Tableau1.C2" office:value-type="string">
            <text:p text:style-name="P29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34"><text:span text:style-name="T35">N°</text:span> du ticket</text:p>
          </table:table-cell>
          <table:table-cell table:style-name="Tableau5.A1" office:value-type="string">
            <text:p text:style-name="P35">Tags/catégories</text:p>
          </table:table-cell>
          <table:table-cell table:style-name="Tableau5.A1" office:value-type="string">
            <text:p text:style-name="P35">Date création</text:p>
          </table:table-cell>
          <table:table-cell table:style-name="Tableau5.A1" office:value-type="string">
            <text:p text:style-name="P60">Sujet</text:p>
          </table:table-cell>
          <table:table-cell table:style-name="Tableau5.A1" office:value-type="string">
            <text:p text:style-name="P61">Message initial</text:p>
          </table:table-cell>
          <table:table-cell table:style-name="Tableau5.A1" office:value-type="string">
            <text:p text:style-name="P62">Progression</text:p>
          </table:table-cell>
          <table:table-cell table:style-name="Tableau5.G1" office:value-type="string">
            <text:p text:style-name="P67">État</text:p>
          </table:table-cell>
        </table:table-row>
        <table:table-row table:style-name="Tableau5.2">
          <table:table-cell table:style-name="Tableau5.A2" office:value-type="string">
            <text:p text:style-name="P57">[!-- BEGIN row.tickets --]{refticket}</text:p>
          </table:table-cell>
          <table:table-cell table:style-name="Tableau5.B2" office:value-type="string">
            <text:p text:style-name="P57">{categories}</text:p>
          </table:table-cell>
          <table:table-cell table:style-name="Tableau5.C2" office:value-type="string">
            <text:p text:style-name="P49">{creation_date}</text:p>
          </table:table-cell>
          <table:table-cell table:style-name="Tableau5.D2" office:value-type="string">
            <text:p text:style-name="P49">{subject}</text:p>
          </table:table-cell>
          <table:table-cell table:style-name="Tableau5.E2" office:value-type="string">
            <text:p text:style-name="P51">{message}</text:p>
          </table:table-cell>
          <table:table-cell table:style-name="Tableau5.F2" office:value-type="string">
            <text:p text:style-name="P54">{progress}</text:p>
          </table:table-cell>
          <table:table-cell table:style-name="Tableau5.G2" office:value-type="string">
            <text:p text:style-name="P56"><text:span text:style-name="T22">{status}</text:span> <text:span text:style-name="T37">[!-- END row.tickets --]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 loext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7.1 - 20230518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6H11M43S</meta:editing-duration>
    <meta:editing-cycles>152</meta:editing-cycles>
    <meta:generator>LibreOffice/6.1.5.2$Windows_X86_64 LibreOffice_project/90f8dcf33c87b3705e78202e3df5142b201bd805</meta:generator>
    <dc:date>2023-09-21T13:48:52.710000000</dc:date>
    <meta:document-statistic meta:table-count="6" meta:image-count="1" meta:object-count="0" meta:page-count="3" meta:paragraph-count="112" meta:word-count="379" meta:character-count="3161" meta:non-whitespace-character-count="2902"/>
    <meta:user-defined meta:name="Info 1"/>
    <meta:user-defined meta:name="Info 2"/>
    <meta:user-defined meta:name="Info 3"/>
    <meta:user-defined meta:name="Info 4"/>
  </office:meta>
</office:document-meta>
</file>